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36pt"/>
    </style:style>
    <style:style style:name="co3" style:family="table-column">
      <style:table-column-properties fo:break-before="auto" style:column-width="296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able-cell-properties fo:background-color="#ffffa6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transparent"/>
    </style:style>
    <style:style style:name="ce8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fo:wrap-option="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ffd7d7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a6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cases" table:style-name="ta1">
        <table:table-column table:style-name="co1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Key </text:p>
          </table:table-cell>
          <table:table-cell table:style-name="ce14" office:value-type="string" calcext:value-type="string">
            <text:p>Valu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1: Periodic String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1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1-periodic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0</text:p>
          </table:table-cell>
          <table:table-cell table:style-name="ce10" office:value-type="string" calcext:value-type="string">
            <text:p>title</text:p>
          </table:table-cell>
          <table:table-cell table:style-name="ce16" office:value-type="string" calcext:value-type="string">
            <text:p>Layout OK; build successfu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fname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expected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label</text:p>
          </table:table-cell>
          <table:table-cell table:style-name="ce17" office:value-type="string" calcext:value-type="string">
            <text:p>Build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type</text:p>
          </table:table-cell>
          <table:table-cell table:style-name="ce17" office:value-type="string" calcext:value-type="string">
            <text:p>nonfunctio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strings</text:p>
          </table:table-cell>
          <table:table-cell table:number-columns-repeated="6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Extremely short str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hort (1-2 character) perio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Periodic inputs: Up to 1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Periodic inputs: Up to 10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Non-Periodic inputs: Up to 10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2: Find Extrem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2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2-find-extrem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0</text:p>
          </table:table-cell>
          <table:table-cell table:style-name="ce10" office:value-type="string" calcext:value-type="string">
            <text:p>title</text:p>
          </table:table-cell>
          <table:table-cell table:style-name="ce16" office:value-type="string" calcext:value-type="string">
            <text:p>Layout OK; build successfu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fname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expected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label</text:p>
          </table:table-cell>
          <table:table-cell table:style-name="ce17" office:value-type="string" calcext:value-type="string">
            <text:p>Build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type</text:p>
          </table:table-cell>
          <table:table-cell table:style-name="ce17" office:value-type="string" calcext:value-type="string">
            <text:p>nonfunctio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hree students, some rounding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2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Just one stud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any identical ag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100 students; 15-digit doubl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10000 students normally distribu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Five students, integer-only input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2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3: Invert an ordered tre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3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3-alic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4 internal nodes in preorder sequen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4 internal nodes NOT in preorder sequen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mallest example - 1 internal node, 1 child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Bushy tree: 10000 nodes, 2 level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kinny binary tree: 9999 nodes, 4999 level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edium example; root is the smallest; mixed order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edium example; root is not the smallest; mixed order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Large example; about 10000 nodes, mixed.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ing speed with deep tree (small ints), 10000 node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ing speed with deep tree (small ints), 10000 node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4: Matrix Operation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4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4-matric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ing 2 small matrices (Z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Adding 2 small matrices (Q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2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mpossible multiplying 2 small matrices (R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mpossible subtraction of 2 medium matrices (Z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mpossible addition of 2 medium matrices (Q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Row-vector 1*n multiplies with square n*n matrix (Z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atrices 2x2 add together to test rounding (R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 large rectangular matrices of integers (Z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ubtract matrices 50*50 with rationals (Q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 matrices 50*50 with rationals (Q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5: Circle Lis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5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5-circle-lis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6: Shap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6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6-shap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6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a square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a circle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ranslate and draw a square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 two transformations on a square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 “GROUP 1” to test faulty memory managemen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 “GROUP 2” to test faulty memory managemen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 SHEAR transformation, draw trapezoids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7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a group of circles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8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a group of circles on a checkerboard pattern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9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Flag of South Korea (semicircles etc.)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0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0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1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the flag of Japan (just 2 shapes – one circle)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1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1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1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1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the flag of Czech Republic (3 shapes, all polygons)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2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2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2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1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overlapping shapes to test the stacking order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3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3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3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1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the flag of Cu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4expected.sv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6.1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the flag of 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5expected.sv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7: Alien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7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7-alien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0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1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1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1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8: Balanced Tre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8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8-balanced-tre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case for all que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Only inserts; lex ord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<text:span text:style-name="T1">Only inserts; </text:span>colex ord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nsert and erase in mixed order; no rotations (shortlex order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nsert medium size natural te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<text:span text:style-name="T1">Insert very long natural text; i</text:span>ncrement badness correctl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Create one AVL, then remove it, then insert anoth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Check an almost alphabetical insert; a list of 3000 words</text:p>
          </table:table-cell>
          <table:table-cell office:value-type="string" calcext:value-type="string">
            <text:p><text:a xlink:href="https://www.ef.com/wwen/english-resources/english-vocabulary/top-3000-words/" xlink:type="simple">https://www.ef.com/wwen/english-resources/english-vocabulary/top-3000-words/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ome AVL example from a textboo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mall AVL tree with a 2-step rotation upon era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 table:number-rows-repeated="25">
          <table:table-cell table:style-name="Default"/>
          <table:table-cell table:number-columns-repeated="63"/>
        </table:table-row>
        <table:table-row table:style-name="ro1" table:number-rows-repeated="10481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ce6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8.1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ifferent simple cases of remove a single node in a BST</text:p>
          </table:table-cell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1in.txt</text:p>
          </table:table-cell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1expected.txt</text:p>
          </table:table-cell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style-name="ce5" office:value-type="string" calcext:value-type="string">
            <text:p>8.1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ifferent simple cases of AVL rotations upon insert</text:p>
          </table:table-cell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2in.txt</text:p>
          </table:table-cell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2expected.txt</text:p>
          </table:table-cell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style-name="ce5" office:value-type="string" calcext:value-type="string">
            <text:p>8.1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ifferent simple cases of AVL rotations upon remove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3in.txt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3expected.txt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3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style-name="ce5" office:value-type="string" calcext:value-type="string">
            <text:p>8.1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onotonous sequences of random length inserted</text:p>
          </table:table-cell>
        </table:table-row>
        <table:table-row table:style-name="ro1">
          <table:table-cell office:value-type="string" calcext:value-type="string">
            <text:p>8.1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4in.txt</text:p>
          </table:table-cell>
        </table:table-row>
        <table:table-row table:style-name="ro1">
          <table:table-cell office:value-type="string" calcext:value-type="string">
            <text:p>8.1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4expected.txt</text:p>
          </table:table-cell>
        </table:table-row>
        <table:table-row table:style-name="ro1">
          <table:table-cell office:value-type="string" calcext:value-type="string">
            <text:p>8.1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 office:value-type="string" calcext:value-type="string">
            <text:p>8.1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style-name="ce5" office:value-type="string" calcext:value-type="string">
            <text:p>8.1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onotonous sequences of random length inserted AND deleted</text:p>
          </table:table-cell>
        </table:table-row>
        <table:table-row table:style-name="ro1">
          <table:table-cell office:value-type="string" calcext:value-type="string">
            <text:p>8.1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5in.txt</text:p>
          </table:table-cell>
        </table:table-row>
        <table:table-row table:style-name="ro1">
          <table:table-cell office:value-type="string" calcext:value-type="string">
            <text:p>8.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5expected.txt</text:p>
          </table:table-cell>
        </table:table-row>
        <table:table-row table:style-name="ro1">
          <table:table-cell office:value-type="string" calcext:value-type="string">
            <text:p>8.1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office:value-type="string" calcext:value-type="string">
            <text:p>8.1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8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nsert in decreasing (colex) order; check rotations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9in.txt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1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decimals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table:style-name="ce5" office:value-type="string" calcext:value-type="string">
            <text:p>1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hexadecimals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1.1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One more decimal test</text:p>
          </table:table-cell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6in.txt</text:p>
          </table:table-cell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6expected.txt</text:p>
          </table:table-cell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6</text:p>
          </table:table-cell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table:style-name="ce5" office:value-type="string" calcext:value-type="string">
            <text:p>1.1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One more hexadecimal test</text:p>
          </table:table-cell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7in.txt</text:p>
          </table:table-cell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7expected.txt</text:p>
          </table:table-cell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7</text:p>
          </table:table-cell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0:21:41.5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14:33:42.735000000</meta:creation-date>
    <dc:date>2021-01-03T00:34:08.201000000</dc:date>
    <meta:editing-duration>PT12H6M</meta:editing-duration>
    <meta:editing-cycles>38</meta:editing-cycles>
    <meta:generator>LibreOffice/6.3.2.2$Windows_X86_64 LibreOffice_project/98b30e735bda24bc04ab42594c85f7fd8be07b9c</meta:generator>
    <meta:document-statistic meta:table-count="2" meta:cell-count="1420" meta:object-count="0"/>
  </office:meta>
</office:document-meta>
</file>